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d1fb" officeooo:paragraph-rsid="000fd1fb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10349d" officeooo:paragraph-rsid="0010349d"/>
    </style:style>
    <style:style style:name="P7" style:family="paragraph" style:parent-style-name="Standard">
      <style:text-properties style:font-name="Arial" officeooo:rsid="0011cd52" officeooo:paragraph-rsid="0011cd52"/>
    </style:style>
    <style:style style:name="P8" style:family="paragraph" style:parent-style-name="Standard">
      <style:text-properties officeooo:paragraph-rsid="0011cd52"/>
    </style:style>
    <style:style style:name="T1" style:family="text">
      <style:text-properties fo:font-weight="bold" officeooo:rsid="000fd1fb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0349d"/>
    </style:style>
    <style:style style:name="T4" style:family="text">
      <style:text-properties officeooo:rsid="0011cd52"/>
    </style:style>
    <style:style style:name="T5" style:family="text">
      <style:text-properties style:font-name="Arial" officeooo:rsid="0011c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inata Potatoes </text:span></text:p>
      <text:p text:style-name="P2"/>
      <text:p text:style-name="P4"/>
      <text:p text:style-name="P1"><text:span text:style-name="T2">Amount</text:span><text:tab/><text:tab/><text:span text:style-name="T2">Ingredient</text:span></text:p>
      <text:p text:style-name="P1"/>
      <text:p text:style-name="P4">1 Cup<text:tab/><text:tab/><text:tab/>Onion, chopped</text:p>
      <text:p text:style-name="P4">1 Tbs<text:tab/><text:tab/><text:tab/>Cooking Oil</text:p>
      <text:p text:style-name="P4">3 <text:tab/><text:tab/><text:tab/>Baking Potatoes, large, cut lengthwise, baked</text:p>
      <text:p text:style-name="P4">1 16oz can<text:tab/><text:tab/>Rosarita Refried Beans</text:p>
      <text:p text:style-name="P4">1 ½ Cups<text:tab/><text:tab/>Chicken, cooked and shredded</text:p>
      <text:p text:style-name="P4">1 Cup<text:tab/><text:tab/><text:tab/>Cheddar Cheese, shredded – <text:span text:style-name="T3">divided into ½ Cup portions</text:span></text:p>
      <text:p text:style-name="P4">½ Cup<text:tab/><text:tab/><text:tab/>Taco Sauce, Rosarita</text:p>
      <text:p text:style-name="P4">1 – 21/4 oz can<text:tab/>Black Olives, sliced</text:p>
      <text:p text:style-name="P4">½ Cup<text:tab/><text:tab/><text:tab/>Green Onions, chopped</text:p>
      <text:p text:style-name="P4">½ tsp<text:tab/><text:tab/><text:tab/>Garlic Powder</text:p>
      <text:p text:style-name="P4">½ tsp<text:tab/><text:tab/><text:tab/>Ground Cumin</text:p>
      <text:p text:style-name="P4">¼ tsp<text:tab/><text:tab/><text:tab/>Black Pepper</text:p>
      <text:p text:style-name="P4"/>
      <text:p text:style-name="P4"/>
      <text:p text:style-name="P3">Cooking Instructions:</text:p>
      <text:p text:style-name="P1"/>
      <text:p text:style-name="P4">In large skillet, saute onion in oil until tender.</text:p>
      <text:p text:style-name="P4">Scoop inside of baked potatoes into skillet, leaving ¼ inch thick skin</text:p>
      <text:p text:style-name="P4"/>
      <text:p text:style-name="P6">Add beans, chicken, cheese (½ Cup), and remaining ingredients <text:span text:style-name="T4">and stir.</text:span></text:p>
      <text:p text:style-name="P6"/>
      <text:p text:style-name="P7">Heat through. <text:s/></text:p>
      <text:p text:style-name="P7"/>
      <text:p text:style-name="P7">Stuff potato skins with the potato mixture.</text:p>
      <text:p text:style-name="P7"/>
      <text:p text:style-name="P8"><text:span text:style-name="T5">Sprinkle with remaining cheese.</text:span></text:p>
      <text:p text:style-name="P7"/>
      <text:p text:style-name="P7">Put under broiler until cheese melted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6:21:21.225000000</meta:creation-date>
    <meta:editing-duration>PT1M16S</meta:editing-duration>
    <meta:editing-cycles>2</meta:editing-cycles>
    <meta:generator>LibreOffice/6.3.2.2$Windows_X86_64 LibreOffice_project/98b30e735bda24bc04ab42594c85f7fd8be07b9c</meta:generator>
    <dc:date>2020-01-06T16:43:18.157000000</dc:date>
    <meta:document-statistic meta:table-count="0" meta:image-count="0" meta:object-count="0" meta:page-count="1" meta:paragraph-count="22" meta:word-count="125" meta:character-count="752" meta:non-whitespace-character-count="623"/>
  </office:meta>
</office:document-meta>
</file>